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2fd" officeooo:paragraph-rsid="001b72fd"/>
    </style:style>
    <style:style style:name="P2" style:family="paragraph" style:parent-style-name="Standard">
      <style:text-properties officeooo:rsid="001b8ec9" officeooo:paragraph-rsid="001b8e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loop</text:p>
      <text:p text:style-name="P1">git tutorial</text:p>
      <text:p text:style-name="P2">ksg;aorj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1:22:40.211075096</meta:creation-date>
    <dc:date>2018-03-03T11:24:16.047676187</dc:date>
    <meta:editing-duration>PT1M37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" meta:paragraph-count="3" meta:word-count="4" meta:character-count="28" meta:non-whitespace-character-count="27"/>
  </office:meta>
</office:document-meta>
</file>